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Základnítext" style:family="paragraph">
      <style:text-properties fo:background-color="#FFFF00"/>
    </style:style>
    <style:style style:name="P19" style:parent-style-name="Základnítext" style:family="paragraph">
      <style:text-properties fo:background-color="#FFFF00"/>
    </style:style>
    <style:style style:name="P20" style:parent-style-name="Příloha" style:family="paragraph">
      <style:text-properties fo:font-size="12pt" style:font-size-asian="12pt" style:font-size-complex="13pt"/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/2018<text:bookmark-end text:name="Text14"/></text:p>
            <text:p text:style-name="Normální">KVOP-2608/2018<text:bookmark-end text:name="Text2"/></text:p>
            <text:p text:style-name="Normální"><text:bookmark-start text:name="Text6"/>17. 0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P. B.</text:p>
            <text:p text:style-name="Normální"/>
            <text:p text:style-name="Normální"><text:span text:style-name="T17">do vlastních rukou</text:span>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B.,</text:p>
      <text:p text:style-name="Základnítext">dne 16. 1. 2018 byla do Kanceláře veřejného ochránce práv doručena Vaše žádost podle<text:s/>zákona<text:s/>č. 106/1999 Sb.,<text:s/>o svobodném přístupu<text:s/>k informacím,<text:s/>ve znění pozdějších předpisů, kterou žádáte<text:s/>o zaslání publikace Zpráva ze systematických návštěv věznic z roku 2016.</text:p>
      <text:p text:style-name="Základnítext">Ve smyslu zákona<text:s/>o svobodném přístupu<text:s/>k informacím<text:s/>Vám<text:s/><text:span text:style-name="Silné">poskytuji<text:s/></text:span>požadovanou informaci - <text:s/>Zprávu ze systematických návštěv věznic (2016).</text:p>
      <text:p text:style-name="Základnítext">S pozdravem</text:p>
      <text:p text:style-name="P18"/>
      <text:p text:style-name="P19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20">Příloha</text:p>
      <text:list text:style-name="LFO2" text:continue-numbering="true">
        <text:list-item>
          <text:p text:style-name="P21">Zpráva<text:s/>ze systematických návštěv věznic (2016).</text:p>
        </text:list-item>
      </text:list>
      <text:p text:style-name="Příloha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7YJV*</text:span>*KVOPX0087YJV*</text:p>
        <text:p text:style-name="P12"><text:span text:style-name="T13">KVOPX0087YJV</text:span>KVOPX0087YJ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2-12T10:19:00Z</meta:creation-date>
    <dc:date>2018-02-12T10:19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107" meta:character-count="739" meta:row-count="5" meta:non-whitespace-character-count="633"/>
  </office:meta>
</office:document-meta>
</file>